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Header">
      <style:paragraph-properties fo:margin-left="0cm" fo:margin-right="0cm" fo:text-indent="0cm" style:auto-text-indent="false"/>
    </style:style>
    <style:style style:name="P2" style:family="paragraph" style:parent-style-name="Footer">
      <style:paragraph-properties fo:margin-left="0cm" fo:margin-right="0cm" fo:text-align="start" style:justify-single-word="false"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text-underline-style="none"/>
    </style:style>
    <style:style style:name="P6" style:family="paragraph" style:parent-style-name="Standard">
      <style:text-properties style:font-name="Optima1" fo:font-size="10pt" style:font-size-asian="10pt" style:font-size-complex="10pt"/>
    </style:style>
    <style:style style:name="P7" style:family="paragraph" style:parent-style-name="Standard">
      <style:text-properties fo:background-color="transparen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99pt solid #000000" style:join-border="false"/>
      <style:text-properties style:font-name="Optima1"/>
    </style:style>
    <style:style style:name="P10" style:family="paragraph" style:parent-style-name="List">
      <style:text-properties fo:font-style="normal" style:font-style-asian="normal" style:font-style-complex="normal"/>
    </style:style>
    <style:style style:name="P11" style:family="paragraph" style:parent-style-name="List">
      <style:text-properties fo:font-style="normal" fo:background-color="transparent" style:font-style-asian="normal" style:font-style-complex="normal"/>
    </style:style>
    <style:style style:name="P12" style:family="paragraph" style:parent-style-name="List">
      <style:text-properties fo:background-color="transparent"/>
    </style:style>
    <style:style style:name="P13" style:family="paragraph" style:parent-style-name="List">
      <style:text-properties officeooo:paragraph-rsid="001d925f"/>
    </style:style>
    <style:style style:name="P14" style:family="paragraph" style:parent-style-name="Standard">
      <style:paragraph-properties fo:margin-left="2.986cm" fo:margin-right="0cm" fo:text-indent="0cm" style:auto-text-indent="false"/>
    </style:style>
    <style:style style:name="P15" style:family="paragraph" style:parent-style-name="Code">
      <style:paragraph-properties fo:margin-left="2.999cm" fo:margin-right="0cm" fo:text-indent="0cm" style:auto-text-indent="false"/>
    </style:style>
    <style:style style:name="P16" style:family="paragraph" style:parent-style-name="Code">
      <style:text-properties style:font-name="Optima1" fo:font-size="10pt" style:font-size-asian="10pt" style:font-size-complex="10pt"/>
    </style:style>
    <style:style style:name="P17" style:family="paragraph" style:parent-style-name="Code">
      <style:text-properties style:font-name="Monaco1" fo:font-size="9pt" style:font-size-asian="9pt" style:font-size-complex="9pt"/>
    </style:style>
    <style:style style:name="P18" style:family="paragraph" style:parent-style-name="Code">
      <style:paragraph-properties fo:break-before="page"/>
      <style:text-properties style:font-name="Optima1" fo:font-size="10pt" style:font-size-asian="10pt" style:font-size-complex="10pt"/>
    </style:style>
    <style:style style:name="P19" style:family="paragraph" style:parent-style-name="Text_20_body">
      <style:paragraph-properties fo:text-align="center" style:justify-single-word="false"/>
    </style:style>
    <style:style style:name="P20" style:family="paragraph" style:parent-style-name="List">
      <style:paragraph-properties fo:margin-left="2.341cm" fo:margin-right="0cm" fo:text-indent="0cm" style:auto-text-indent="false"/>
    </style:style>
    <style:style style:name="P2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22" style:family="paragraph" style:parent-style-name="Contents_20_1">
      <style:paragraph-properties>
        <style:tab-stops>
          <style:tab-stop style:position="0cm"/>
          <style:tab-stop style:position="3cm"/>
        </style:tab-stops>
      </style:paragraph-properties>
    </style:style>
    <style:style style:name="P23" style:family="paragraph" style:parent-style-name="Contents_20_2">
      <style:paragraph-properties>
        <style:tab-stops>
          <style:tab-stop style:position="0cm"/>
        </style:tab-stops>
      </style:paragraph-properties>
    </style:style>
    <style:style style:name="P24" style:family="paragraph" style:parent-style-name="Heading_20_1" style:master-page-name="Standard">
      <style:paragraph-properties style:page-number="auto"/>
    </style:style>
    <style:style style:name="P25" style:family="paragraph" style:parent-style-name="Heading_20_1">
      <style:paragraph-properties fo:break-before="page"/>
    </style:style>
    <style:style style:name="P26" style:family="paragraph" style:parent-style-name="Heading_20_2">
      <style:paragraph-properties fo:break-before="page"/>
    </style:style>
    <style:style style:name="P27" style:family="paragraph" style:parent-style-name="Heading_20_TOC" style:master-page-name="Index">
      <style:paragraph-properties style:page-number="1"/>
    </style:style>
    <style:style style:name="P28" style:family="paragraph" style:parent-style-name="Standard" style:master-page-name="Index">
      <style:paragraph-properties style:page-number="auto"/>
    </style:style>
    <style:style style:name="P29" style:family="paragraph" style:parent-style-name="Standard" style:list-style-name="L1">
      <style:text-properties fo:background-color="transparent"/>
    </style:style>
    <style:style style:name="P30" style:family="paragraph" style:parent-style-name="Standard" style:list-style-name="L2"/>
    <style:style style:name="P31" style:family="paragraph" style:parent-style-name="Standard" style:list-style-name=""/>
    <style:style style:name="T1" style:family="text">
      <style:text-properties officeooo:rsid="001d925f"/>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d1bec"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style:font-name="Monaco1" fo:font-size="9pt" style:font-size-asian="9pt" style:font-size-complex="9pt"/>
    </style:style>
    <style:style style:name="T9" style:family="text">
      <style:text-properties style:font-name="Monaco1" fo:font-size="9pt" fo:font-style="normal" style:font-size-asian="9pt" style:font-style-asian="normal" style:font-size-complex="9pt" style:font-style-complex="normal"/>
    </style:style>
    <style:style style:name="T10" style:family="text">
      <style:text-properties style:font-name="Monaco1" fo:font-size="9pt" fo:font-style="normal" officeooo:rsid="001d1bec" style:font-size-asian="9pt" style:font-style-asian="normal" style:font-size-complex="9pt" style:font-style-complex="normal"/>
    </style:style>
    <style:style style:name="T11" style:family="text">
      <style:text-properties style:text-underline-style="none"/>
    </style:style>
    <style:style style:name="T12" style:family="text">
      <style:text-properties style:text-underline-style="none" fo:background-color="transparent"/>
    </style:style>
    <style:style style:name="T13" style:family="text">
      <style:text-properties style:font-name="Optima1"/>
    </style:style>
    <style:style style:name="T14" style:family="text">
      <style:text-properties style:font-name="Optima1" fo:font-size="10pt" style:text-underline-style="none" style:font-size-asian="10pt" style:font-size-complex="10pt"/>
    </style:style>
    <style:style style:name="T15" style:family="text">
      <style:text-properties style:font-name="Optima1" fo:font-size="10pt" style:text-underline-style="none" fo:background-color="transparent" style:font-size-asian="10pt" style:font-size-complex="10pt"/>
    </style:style>
    <style:style style:name="T16" style:family="text">
      <style:text-properties style:font-name="Optima1" fo:font-size="10pt" style:font-size-asian="10pt" style:font-size-complex="10pt"/>
    </style:style>
    <style:style style:name="T17" style:family="text">
      <style:text-properties style:font-name="Optima1" fo:font-size="10pt" fo:font-style="normal" style:font-size-asian="10pt" style:font-style-asian="normal" style:font-size-complex="10pt" style:font-style-complex="normal"/>
    </style:style>
    <style:style style:name="T18" style:family="text">
      <style:text-properties style:font-name="monaco" fo:font-size="9pt" style:font-size-asian="9pt" style:font-size-complex="9pt"/>
    </style:style>
    <style:style style:name="T19" style:family="text">
      <style:text-properties fo:background-color="transparent"/>
    </style:style>
    <style:style style:name="T20" style:family="text">
      <style:text-properties fo:font-weight="normal" style:font-weight-asian="normal" style:font-weight-complex="normal"/>
    </style:style>
    <style:style style:name="T21" style:family="text">
      <style:text-properties officeooo:rsid="0020f168"/>
    </style:style>
    <style:style style:name="T22" style:family="text">
      <style:text-properties officeooo:rsid="00202dbf"/>
    </style:style>
    <style:style style:name="T23" style:family="text">
      <style:text-properties officeooo:rsid="0025d11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number:date-style style:name="N109">
      <number:month number:style="long" number:textual="true"/>
      <number:text> </number:text>
      <number:year number:style="long"/>
    </number:date-style>
  </office:automatic-styles>
  <office:body>
    <office:text text:use-soft-page-breaks="true">
      <text:variable-decls>
        <text:variable-decl office:value-type="string"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2.2.5" text:name="Version_renamed_1"/>
      </text:user-field-decls>
      <text:p text:style-name="P28"/>
      <text:p text:style-name="P3"><draw:frame draw:style-name="fr1" draw:name="graphics1" text:anchor-type="paragraph" svg:x="1.109cm" svg:y="0.37cm" svg:width="7.65cm" svg:height="4.189cm" draw:z-index="0"><draw:image xlink:href="../sogo.png" xlink:type="simple" xlink:show="embed" xlink:actuate="onLoad"/></draw:frame></text:p>
      <text:p text:style-name="P3"/>
      <text:p text:style-name="P3"/>
      <text:p text:style-name="P3"/>
      <text:p text:style-name="P3"/>
      <text:p text:style-name="P8"/>
      <text:p text:style-name="P21">Version <text:variable-set text:name="Version" office:value-type="string">2.2.6</text:variable-set></text:p>
      <text:p text:style-name="P9">Native Microsoft Outlook Configuration Guide</text:p>
      <text:p text:style-name="P3"/>
      <text:p text:style-name="P28">Copyright © <text:s/>2009-<text:date style:data-style-name="N108" text:date-value="2014-05-29T10:53:43.114416212" text:fixed="true">2014</text:date>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P7">Version <text:span text:style-name="T1"><text:variable-get text:name="Version">2.2.6</text:variable-get></text:span> – <text:span text:style-name="T23"><text:date style:data-style-name="N109" text:date-value="2014-05-29T10:52:35.952364741" text:fixed="true" text:date-adjust="PT1440H00M00S">July 2014</text:date></text:span></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27">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link-start text:style-name="Internet_20_link"/>
            <text:index-entry-text/>
            <text:index-entry-span>   </text:index-entry-span>
            <text:index-entry-tab-stop style:type="left" style:position="0cm" style:leader-char=" "/>
            <text:index-entry-page-number/>
            <text:index-entry-link-end/>
          </text:table-of-content-entry-template>
          <text:table-of-content-entry-template text:outline-level="2" text:style-name="Contents_20_2">
            <text:index-entry-link-start text:style-name="Internet_20_link"/>
            <text:index-entry-text/>
            <text:index-entry-span>   </text:index-entry-span>
            <text:index-entry-tab-stop style:type="left" style:position="0cm" style:leader-char=" "/>
            <text:index-entry-page-number/>
            <text:index-entry-link-end/>
          </text:table-of-content-entry-template>
          <text:table-of-content-entry-template text:outline-level="3" text:style-name="Contents_20_3">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4" text:style-name="Contents_20_4">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5" text:style-name="Contents_20_5">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6" text:style-name="Contents_20_6">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7" text:style-name="Contents_20_7">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8" text:style-name="Contents_20_8">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9" text:style-name="Contents_20_9">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10" text:style-name="Contents_20_10">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source>
        <text:index-body>
          <text:p text:style-name="P22">Chapter 1<text:tab/><text:a xlink:type="simple" xlink:href="#__RefHeading__6342_1244406482" text:style-name="Internet_20_link" text:visited-style-name="Internet_20_link">About this Guide <text:s text:c="2"/><text:tab/>2</text:a></text:p>
          <text:p text:style-name="P22">Chapter 2<text:tab/><text:a xlink:type="simple" xlink:href="#__RefHeading__6344_1244406482" text:style-name="Internet_20_link" text:visited-style-name="Internet_20_link">Introduction <text:s text:c="2"/><text:tab/>3</text:a></text:p>
          <text:p text:style-name="P22">Chapter 3<text:tab/><text:a xlink:type="simple" xlink:href="#__RefHeading__6346_1244406482" text:style-name="Internet_20_link" text:visited-style-name="Internet_20_link">Architecture <text:s text:c="2"/><text:tab/>4</text:a></text:p>
          <text:p text:style-name="P22">Chapter 4<text:tab/><text:a xlink:type="simple" xlink:href="#__RefHeading__6348_1244406482" text:style-name="Internet_20_link" text:visited-style-name="Internet_20_link">Requirements <text:s text:c="2"/><text:tab/>5</text:a></text:p>
          <text:p text:style-name="P23"><text:a xlink:type="simple" xlink:href="#__RefHeading__6468_1244406482" text:style-name="Internet_20_link" text:visited-style-name="Internet_20_link">LDAP Server <text:s text:c="2"/><text:tab/>5</text:a></text:p>
          <text:p text:style-name="P23"><text:a xlink:type="simple" xlink:href="#__RefHeading__6470_1244406482" text:style-name="Internet_20_link" text:visited-style-name="Internet_20_link">Microsoft Active Directory <text:s text:c="2"/><text:tab/>5</text:a></text:p>
          <text:p text:style-name="P23"><text:a xlink:type="simple" xlink:href="#__RefHeading__6472_1244406482" text:style-name="Internet_20_link" text:visited-style-name="Internet_20_link">Other or No Solution <text:s text:c="2"/><text:tab/>6</text:a></text:p>
          <text:p text:style-name="P23"><text:a xlink:type="simple" xlink:href="#__RefHeading__6474_1244406482" text:style-name="Internet_20_link" text:visited-style-name="Internet_20_link">IMAP Server and Trust <text:s text:c="2"/><text:tab/>7</text:a></text:p>
          <text:p text:style-name="P22">Chapter 5<text:tab/><text:a xlink:type="simple" xlink:href="#__RefHeading__6350_1244406482" text:style-name="Internet_20_link" text:visited-style-name="Internet_20_link">Installation <text:s text:c="2"/><text:tab/>8</text:a></text:p>
          <text:p text:style-name="P23"><text:a xlink:type="simple" xlink:href="#__RefHeading__6476_1244406482" text:style-name="Internet_20_link" text:visited-style-name="Internet_20_link">Red Hat Enterprise Linux v5 and v6 <text:s text:c="2"/><text:tab/>8</text:a></text:p>
          <text:p text:style-name="P23"><text:a xlink:type="simple" xlink:href="#__RefHeading__6478_1244406482" text:style-name="Internet_20_link" text:visited-style-name="Internet_20_link">Debian 6.0 (Squeeze) and Ubuntu 12.04 (Precise Pangolin) <text:s text:c="2"/><text:tab/>9</text:a></text:p>
          <text:p text:style-name="P22">Chapter 6<text:tab/><text:a xlink:type="simple" xlink:href="#__RefHeading__6352_1244406482" text:style-name="Internet_20_link" text:visited-style-name="Internet_20_link">Configuration <text:s text:c="2"/><text:tab/>10</text:a></text:p>
          <text:p text:style-name="P23"><text:a xlink:type="simple" xlink:href="#__RefHeading__6480_1244406482" text:style-name="Internet_20_link" text:visited-style-name="Internet_20_link">SOGo Configuration <text:s text:c="2"/><text:tab/>10</text:a></text:p>
          <text:p text:style-name="P23"><text:a xlink:type="simple" xlink:href="#__RefHeading__6482_1244406482" text:style-name="Internet_20_link" text:visited-style-name="Internet_20_link">Samba 4 Configuration <text:s text:c="2"/><text:tab/>10</text:a></text:p>
          <text:p text:style-name="P23"><text:a xlink:type="simple" xlink:href="#__RefHeading__6484_1244406482" text:style-name="Internet_20_link" text:visited-style-name="Internet_20_link">OpenChange Configuration <text:s text:c="2"/><text:tab/>11</text:a></text:p>
          <text:p text:style-name="P23"><text:a xlink:type="simple" xlink:href="#__RefHeading__6486_1244406482" text:style-name="Internet_20_link" text:visited-style-name="Internet_20_link">Apache Configuration for Web Services <text:s text:c="2"/><text:tab/>12</text:a></text:p>
          <text:p text:style-name="P23"><text:a xlink:type="simple" xlink:href="#__RefHeading__6488_1244406482" text:style-name="Internet_20_link" text:visited-style-name="Internet_20_link">Name Service Configuration for Web Services <text:s text:c="2"/><text:tab/>13</text:a></text:p>
          <text:p text:style-name="P22">Chapter 7<text:tab/><text:a xlink:type="simple" xlink:href="#__RefHeading__6354_1244406482" text:style-name="Internet_20_link" text:visited-style-name="Internet_20_link">Adding Users <text:s text:c="2"/><text:tab/>14</text:a></text:p>
          <text:p text:style-name="P22">Chapter 8<text:tab/><text:a xlink:type="simple" xlink:href="#__RefHeading__6356_1244406482" text:style-name="Internet_20_link" text:visited-style-name="Internet_20_link">Microsoft Outlook Configuration <text:s text:c="2"/><text:tab/>15</text:a></text:p>
          <text:p text:style-name="P22">Chapter 9<text:tab/><text:a xlink:type="simple" xlink:href="#__RefHeading__6358_1244406482" text:style-name="Internet_20_link" text:visited-style-name="Internet_20_link">Known Issues or Limitations <text:s text:c="2"/><text:tab/>16</text:a></text:p>
          <text:p text:style-name="P23"><text:a xlink:type="simple" xlink:href="#__RefHeading__6490_1244406482" text:style-name="Internet_20_link" text:visited-style-name="Internet_20_link">Current Limitations <text:s text:c="2"/><text:tab/>16</text:a></text:p>
          <text:p text:style-name="P22">Chapter 10<text:tab/><text:a xlink:type="simple" xlink:href="#__RefHeading__6360_1244406482" text:style-name="Internet_20_link" text:visited-style-name="Internet_20_link">Additional Information <text:s text:c="2"/><text:tab/>18</text:a></text:p>
          <text:p text:style-name="P22">Chapter 11<text:tab/><text:a xlink:type="simple" xlink:href="#__RefHeading__6362_1244406482" text:style-name="Internet_20_link" text:visited-style-name="Internet_20_link">Commercial Support and Contact Information <text:s text:c="2"/><text:tab/>19</text:a></text:p>
        </text:index-body>
      </text:table-of-content>
      <text:h text:style-name="P24" text:outline-level="1"><text:bookmark-start text:name="__RefHeading__6342_1244406482"/>About this Guide<text:bookmark-end text:name="__RefHeading__6342_1244406482"/></text:h>
      <text:p text:style-name="Standard">This guide will walk you through the installation and configuration of the native Microsoft Outlook compatibility layer SOGo offers.</text:p>
      <text:p text:style-name="Standard">Prior going over this guide, you should have a working SOGo installation. Please refer to the <text:span text:style-name="Emphasis">SOGo Installation and Configuration Guide </text:span>for more information on installing and configuring SOGo.</text:p>
      <text:p text:style-name="Standard">This guide also includes instructions for configuring Microsoft Outlook with SOGo.</text:p>
      <text:p text:style-name="Standard">The instructions are based <text:span text:style-name="T20">on version </text:span><text:span text:style-name="T20"><text:variable-get text:name="Version">2.2.6</text:variable-get></text:span><text:span text:style-name="T20"> o</text:span>f SOGo.</text:p>
      <text:p text:style-name="Standard">The latest version of this guide is available at <text:a xlink:type="simple" xlink:href="http://www.sogo.nu/downloads/documentation.html">http://www.sogo.nu/downloads/documentation.html</text:a>.</text:p>
      <text:h text:style-name="Heading_20_1" text:outline-level="1"><text:bookmark-start text:name="__RefHeading__6344_1244406482"/>Introduction<text:bookmark-end text:name="__RefHeading__6344_1244406482"/></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Native compatibility for Microsoft Outlook 2003, 2007, 2010, <text:span text:style-name="T1">and 2013</text:span></text:p>
      <text:p text:style-name="P13">❏<text:tab/>Two-way synchronization support with any <text:span text:style-name="T21">Microsoft ActiveSync</text:span>-capable device, <text:span text:style-name="T22">and Outlook 2013</text:span></text:p>
      <text:p text:style-name="List"/>
      <text:p text:style-name="Standard">SOGo is developed by a community of developers located mainly in North America and Europe. More information can be found on <text:a xlink:type="simple" xlink:href="http://www.sogo.nu/">http://www.sogo.nu</text:a></text:p>
      <text:h text:style-name="P25" text:outline-level="1"><text:bookmark-start text:name="__RefHeading__6346_1244406482"/>Architecture<text:bookmark-end text:name="__RefHeading__6346_1244406482"/></text:h>
      <text:p text:style-name="Text_20_body">The following diagram demonstrates the architecture of the native Outlook compatibility layer of SOGo.</text:p>
      <text:p text:style-name="P19"><draw:frame draw:style-name="fr3" draw:name="graphics2" text:anchor-type="as-char" svg:width="11cm" svg:height="12.28cm" draw:z-index="2"><draw:image xlink:href="../openchange.png" xlink:type="simple" xlink:show="embed" xlink:actuate="onLoad"/></draw:frame></text:p>
      <text:p text:style-name="Text_20_body"/>
      <text:p text:style-name="Text_20_body">With Samba 4 and OpenChange, Microsoft Outlook clients can communicate natively with SOGo using the Microsoft Exchange protocol, without requiring costly and hard-to-maintain third-party MAPI connectors for Microsoft Outlook.</text:p>
      <text:h text:style-name="Heading_20_1" text:outline-level="1"><text:bookmark-start text:name="__RefHeading__6348_1244406482"/>Requirements<text:tab/><text:bookmark-end text:name="__RefHeading__6348_1244406482"/></text:h>
      <text:p text:style-name="Standard">Organizations generally have solutions to authenticate users such as LDAP servers or Microsoft Active Directory servers.</text:p>
      <text:p text:style-name="Standard">The solution being used will influence how users are provisioned in Samba 4, a key component for native Outlook compatibility in SOGo.</text:p>
      <text:h text:style-name="Heading_20_2" text:outline-level="2"><text:bookmark-start text:name="__RefHeading__6468_1244406482"/>LDAP Server<text:bookmark-end text:name="__RefHeading__6468_1244406482"/></text:h>
      <text:p text:style-name="Standard">If your organization uses a LDAP server such OpenLDAP, Novell eDirectory, Apache Directory or any other solution, you must use Samba 4's internal directory server and synchronize the data between both.</text:p>
      <text:p text:style-name="Standard">Synchronization scripts are not provided and unless you have clear-text passwords of your existing users, they will have to be changed during your initial synchronization so that your LDAP's server passwords are identical to the ones from Samba 4.</text:p>
      <text:p text:style-name="Standard">Any modifications to your existing LDAP server (password change, user addition or deletion, etc.) will have to be replicated to Samba 4's internal directory server.</text:p>
      <text:p text:style-name="Standard">Note that if you install Samba 4 on a server that is already running a LDAP service, you will have to change to TCP port on which your LDAP server listens to. Samba 4 will use the TCP port 389 and it can't be changed.</text:p>
      <text:p text:style-name="Standard">For example, with OpenLDAP, you can use the <text:span text:style-name="Code_20__28_inline_29_">-h</text:span> parameter for <text:span text:style-name="Code_20__28_inline_29_">slapd</text:span> to make it listen on an other TCP port.</text:p>
      <text:h text:style-name="Heading_20_2" text:outline-level="2"><text:bookmark-start text:name="__RefHeading__6470_1244406482"/>Microsoft Active Directory<text:bookmark-end text:name="__RefHeading__6470_1244406482"/></text:h>
      <text:p text:style-name="Standard">If your organization uses Microsoft Active Directory, Samba 4 will need to be joined to your Active Directory domain, as a DC.</text:p>
      <text:p text:style-name="Standard">Samba 4 will be able to reuse all the information contained in Microsoft Active Directory and no synchronization process needs to be put in place as information will get replicated to Samba 4 automatically.</text:p>
      <text:p text:style-name="Standard">For more information on joining Samba 4 to an existing Microsoft Active Directory domain, <text:soft-page-break/>please refer to the Samba 4 documentation available at the following URL:</text:p>
      <text:p text:style-name="Standard"><text:a xlink:type="simple" xlink:href="http://wiki.samba.org/index.php/Samba4">http://wiki.samba.org/index.php/Samba4</text:a></text:p>
      <text:p text:style-name="Standard">More specifically, have a look at the “<text:span text:style-name="Code_20__28_inline_29_">samba-tool domain join</text:span>” command. Note that joining Samba 4 to your Active Directory domain as a member will currently not work. An authentication bug is present in Samba 4 which then prevents all Outlook users to successfully authenticate through Samba 4. This issue has been reported to the Samba team and is being worked on.</text:p>
      <text:h text:style-name="Heading_20_2" text:outline-level="2"><text:bookmark-start text:name="__RefHeading__6472_1244406482"/>Other or No Solution<text:bookmark-end text:name="__RefHeading__6472_1244406482"/></text:h>
      <text:p text:style-name="Standard">If your organization neither uses a LDAP server or Microsoft Active Directory, you can start using Samba 4 as your directory server.</text:p>
      <text:p text:style-name="Standard">Samba 4's directory can be queried over LDAP just like Microsoft Active Directory and can also serve as a domain controller for Windows-based environments.</text:p>
      <text:p text:style-name="Standard">For example, SOGo can very well use Samba 4's built-in directory server to authenticate users. A SOGoUserSources entry to achieve this wold look like this:</text:p>
      <text:p text:style-name="Code">su – sogo</text:p>
      <text:p text:style-name="Code">defaults write sogod SOGoUserSources '(</text:p>
      <text:p text:style-name="Code"><text:s text:c="4"/>{</text:p>
      <text:p text:style-name="Code"><text:s text:c="8"/>CNFieldName = displayName;</text:p>
      <text:p text:style-name="Code"><text:s text:c="8"/>IDFieldName = cn;</text:p>
      <text:p text:style-name="Code"><text:s text:c="8"/>UIDFieldName = sAMAccountName;</text:p>
      <text:p text:style-name="Code"><text:s text:c="8"/>baseDN = "cn=Users,dc=example,dc=com";</text:p>
      <text:p text:style-name="Code"><text:s text:c="8"/>bindDN = "cn=Administrator,cn=Users,dc=example,dc=com";</text:p>
      <text:p text:style-name="Code"><text:s text:c="8"/>bindFields = (</text:p>
      <text:p text:style-name="Code"><text:s text:c="12"/>sAMAccountName</text:p>
      <text:p text:style-name="Code"><text:s text:c="8"/>);</text:p>
      <text:p text:style-name="Code"><text:s text:c="8"/>bindPassword = "%1OpenChange";</text:p>
      <text:p text:style-name="Code"><text:s text:c="8"/>canAuthenticate = YES;</text:p>
      <text:p text:style-name="Code"><text:s text:c="8"/>displayName = "Shared Addresses";</text:p>
      <text:p text:style-name="Code"><text:s text:c="8"/>hostname = "127.0.0.1";</text:p>
      <text:p text:style-name="Code"><text:s text:c="8"/>id = samba;</text:p>
      <text:p text:style-name="Code"><text:s text:c="8"/>isAddressBook = YES;</text:p>
      <text:p text:style-name="Code"><text:s text:c="8"/>port = 389;</text:p>
      <text:p text:style-name="Code"><text:s text:c="4"/>}</text:p>
      <text:p text:style-name="Code">)'</text:p>
      <text:p text:style-name="Standard"/>
      <text:p text:style-name="Standard">Please refer to the <text:span text:style-name="Emphasis">SOGo Installation and Configuration Guide </text:span>for more information regarding <text:span text:style-name="T8">SOGoUserSources</text:span>.</text:p>
      <text:h text:style-name="P26" text:outline-level="2"><text:bookmark-start text:name="__RefHeading__6474_1244406482"/>IMAP Server and Trust<text:bookmark-end text:name="__RefHeading__6474_1244406482"/></text:h>
      <text:p text:style-name="P5">An IMAP server supporting the ACL, UIDPLUS and QRESYNC IMAP extensions is required, such as Cyrus IMAP version 2.4 or later, or Dovecot version 2.1 or later. <text:s/>If your current IMAP server does not support these extensions, you can use Dovecot's proxying capabilities. The follow configuration example makes Dovecot proxy all IMAP request to an existing server:</text:p>
      <text:p text:style-name="Code">auth_mechanisms = plain login</text:p>
      <text:p text:style-name="Code">imapc_host = inverse.ca</text:p>
      <text:p text:style-name="Code">imapc_port = 993</text:p>
      <text:p text:style-name="Code">imapc_ssl = imaps</text:p>
      <text:p text:style-name="Code">imapc_ssl_verify = no</text:p>
      <text:p text:style-name="Code">mail_gid = imapproxy</text:p>
      <text:p text:style-name="Code">mail_home = /home/imapproxy/%u</text:p>
      <text:p text:style-name="Code">mail_location = imapc:~/imapc</text:p>
      <text:p text:style-name="Code">mail_uid = imapproxy</text:p>
      <text:p text:style-name="Code">passdb {</text:p>
      <text:p text:style-name="Code"><text:s text:c="2"/>args = host=inverse.ca ssl=imaps port=993 ssl_ca_dir=/etc/pki/tls/certs</text:p>
      <text:p text:style-name="Code"><text:s text:c="2"/>default_fields = userdb_imapc_user=%u userdb_imapc_password=%w</text:p>
      <text:p text:style-name="Code"><text:s text:c="2"/>driver = imap</text:p>
      <text:p text:style-name="Code">}</text:p>
      <text:p text:style-name="Code">protocols = imap</text:p>
      <text:p text:style-name="Code">ssl = no</text:p>
      <text:p text:style-name="Code">userdb {</text:p>
      <text:p text:style-name="Code"><text:s text:c="2"/>driver = prefetch</text:p>
      <text:p text:style-name="Code">}</text:p>
      <text:p text:style-name="Standard"/>
      <text:p text:style-name="Standard">SOGo would then be configured to use Dovecot's proxy as the IMAP server.</text:p>
      <text:p text:style-name="Standard">Moreover, the authentication mode in use by Windows with Samba and Exchange servers prevent the backend from knowing the real password being used by the user. This implies that the IMAP server must accept any passwords from the host on which Samba is running.</text:p>
      <text:p text:style-name="Standard">To accomplish this with Cyrus IMAP Server, set “<text:span text:style-name="Code_20__28_inline_29_">sasl_pwcheck_method</text:span>” to “<text:span text:style-name="Code_20__28_inline_29_">alwaystrue</text:span>” in <text:span text:style-name="Code_20__28_inline_29_">/etc/imapd.conf</text:span>. You should restrain this to an <text:span text:style-name="Code_20__28_inline_29_">imapd</text:span> instance dedicated to SOGo.</text:p>
      <text:p text:style-name="P7">For Dovecot, use an authentication source similar to:</text:p>
      <text:p text:style-name="Code">passdb {</text:p>
      <text:p text:style-name="Code"><text:s text:c="2"/>driver = static</text:p>
      <text:p text:style-name="Code"><text:s text:c="2"/>args = nopassword=y allow_nets=127.0.0.1/32</text:p>
      <text:p text:style-name="Code">}</text:p>
      <text:p text:style-name="Code"/>
      <text:p text:style-name="Standard">You should also make sure that you restrain this only to the SOGo processes.</text:p>
      <text:p text:style-name="Standard">For any other IMAP server, refer to the product's documentation. If such capability is not offered, you can alternatively define the cleartext password for each user. Please refer to the <text:span text:style-name="T3">Adding Users</text:span> section from this document.</text:p>
      <text:h text:style-name="P25" text:outline-level="1"><text:bookmark-start text:name="__RefHeading__6350_1244406482"/>Installation<text:bookmark-end text:name="__RefHeading__6350_1244406482"/></text:h>
      <text:p text:style-name="Standard">This section will guide you through the installation of the native Microsoft Outlook compatibility layer SOGo offers.</text:p>
      <text:h text:style-name="Heading_20_2" text:outline-level="2"><text:bookmark-start text:name="__RefHeading__6476_1244406482"/>Red Hat Enterprise Linux v5 and v6<text:bookmark-end text:name="__RefHeading__6476_1244406482"/></text:h>
      <text:p text:style-name="Standard">If you are using Red Hat Enterprise Linux (or CentOS) version 5 or version 6, packages for Samba 4, OpenChange and SOGo and the SOGo OpenChange backend are available from SOGo's web site. Please follow the instructions from <text:a xlink:type="simple" xlink:href="http://www.sogo.nu/english/downloads/backend_nightly.html">http://www.sogo.nu/english/downloads/backend.html</text:a> .</text:p>
      <text:p text:style-name="Standard">In order to satisfy certain dependencies, you should also add the EPEL source corresponding to your distribution and architecture. More information on this is available here: <text:a xlink:type="simple" xlink:href="http://fedoraproject.org/wiki/EPEL">http://fedoraproject.org/wiki/EPEL</text:a> – or more specifically, <text:a xlink:type="simple" xlink:href="http://fedoraproject.org/wiki/EPEL/FAQ#How_can_I_install_the_packages_from_the_EPEL_software_repository.3F">http://fedoraproject.org/wiki/EPEL/FAQ#How_can_I_install_the_packages_from_the_EPEL_software_repository.3F</text:a>.</text:p>
      <text:p text:style-name="Standard">Once ready, install the OpenChange packages on top of an existing SOGo installation:</text:p>
      <text:p text:style-name="P17">yum clean all &amp;&amp; yum makecache</text:p>
      <text:p text:style-name="Code"><text:span text:style-name="T8">yum install samba4</text:span> \</text:p>
      <text:p text:style-name="Code"><text:span text:style-name="T8"><text:s text:c="12"/>openchange</text:span> \</text:p>
      <text:p text:style-name="P17"><text:s text:c="12"/>sogo-openchange-backend \</text:p>
      <text:p text:style-name="P17"><text:s text:c="12"/>openchange-ocsmanager \</text:p>
      <text:p text:style-name="P17"><text:s text:c="12"/>openchange-rpcproxy</text:p>
      <text:p text:style-name="P17"/>
      <text:p text:style-name="Standard">Once the packages are installed, refer to the <text:span text:style-name="T3">Configuration</text:span> chapter from this guide.</text:p>
      <text:h text:style-name="P26" text:outline-level="2"><text:bookmark-start text:name="__RefHeading__6478_1244406482"/>Debian 6.0 (Squeeze) and Ubuntu 12.04 (Precise Pangolin)<text:bookmark-end text:name="__RefHeading__6478_1244406482"/></text:h>
      <text:p text:style-name="Standard">Samba 4, OpenChange, SOGo and the SOGo OpenChange backend are now available from SOGo's web site. Please follow the instructions from <text:a xlink:type="simple" xlink:href="http://www.sogo.nu/english/downloads/backend_nightly.html">http://www.sogo.nu/english/downloads/backend.html</text:a> to setup your apt sources.</text:p>
      <text:p text:style-name="Standard">Debian Squeeze ships an older version of some libraries required by Samba 4. <text:s/>In order to workaround this, users of this distribution will have to use the “squeeze-backports” repository.<text:line-break/>To do so, create <text:span text:style-name="T8">/etc/apt/sources.list.d/backports.list</text:span><text:span text:style-name="T16">:</text:span></text:p>
      <text:p text:style-name="P17">deb http://backports.debian.org/debian-backports squeeze-backports main</text:p>
      <text:p text:style-name="Standard"><text:line-break/>Then install the dependencies on Debian Squeeze, do:</text:p>
      <text:p text:style-name="Code">apt-get update</text:p>
      <text:p text:style-name="Code">apt-get install -t squeeze-backports libwbclient-dev samba-common smbclient libsmbclient libsmbclient-dev</text:p>
      <text:p text:style-name="Code"/>
      <text:p text:style-name="Standard">Once ready, install the <text:span text:style-name="Code_20__28_inline_29_">samba4</text:span> package on top of an existing SOGo installation:</text:p>
      <text:p text:style-name="Code">apt-get update</text:p>
      <text:p text:style-name="Code">apt-get install samba4</text:p>
      <text:p text:style-name="Code"/>
      <text:p text:style-name="Standard">The current post installation script shipped with the Samba 4 package is far from perfect and might fail even on a fresh install. The following command is needed to let dpkg know that everything is fine about Samba 4 if the post install script fails.</text:p>
      <text:p text:style-name="Code">sed --in-place 'N; s/Package: samba4\nStatus: install ok half-configured/Package: samba4\nStatus: install ok installed/;' <text:s/>/var/lib/dpkg/status</text:p>
      <text:p text:style-name="Code"/>
      <text:p text:style-name="P6">Once completed, install the packages related to OpenChange and the SOGo provider:</text:p>
      <text:p text:style-name="P17">apt-get install openchangeserver \</text:p>
      <text:p text:style-name="P17"><text:s text:c="16"/>sogo-openchange \</text:p>
      <text:p text:style-name="Code"><text:span text:style-name="T8"><text:s text:c="16"/>openchangeproxy</text:span> \</text:p>
      <text:p text:style-name="Code"><text:span text:style-name="T18"><text:s text:c="16"/>openchange-ocsmanager</text:span> \</text:p>
      <text:p text:style-name="P17"><text:s text:c="16"/>openchange-rpcproxy</text:p>
      <text:p text:style-name="P17"/>
      <text:p text:style-name="Standard">Once the packages are installed, refer to the <text:span text:style-name="T3">Configuration</text:span> chapter from this guide.</text:p>
      <text:h text:style-name="P25" text:outline-level="1"><text:bookmark-start text:name="__RefHeading__6352_1244406482"/>Configuration<text:bookmark-end text:name="__RefHeading__6352_1244406482"/></text:h>
      <text:p text:style-name="Standard">In this section, you'll learn how to configure the native Microsoft Outlook compatibility layer that SOGo offers.</text:p>
      <text:h text:style-name="Heading_20_2" text:outline-level="2"><text:bookmark-start text:name="__RefHeading__6480_1244406482"/>SOGo Configuration<text:bookmark-end text:name="__RefHeading__6480_1244406482"/></text:h>
      <text:p text:style-name="Standard">First thing to do is to configure SOGo to use your current services, which are your IMAP, SMTP and SQL database servers. The configuration instructions for this are available in <text:span text:style-name="T11">the </text:span><text:span text:style-name="Emphasis"><text:span text:style-name="T11">SOGo Installation and Configuration Guide</text:span></text:span><text:span text:style-name="T11"> available from </text:span><text:a xlink:type="simple" xlink:href="http://www.sogo.nu/">http://www.sogo.nu</text:a></text:p>
      <text:p text:style-name="P5">Please refer to that documentation before continuing with the instructions included in this guide.</text:p>
      <text:h text:style-name="Heading_20_2" text:outline-level="2"><text:bookmark-start text:name="__RefHeading__6482_1244406482"/><text:bookmark text:name="Samba_Configuration"/>Samba 4 Configuration<text:bookmark-end text:name="__RefHeading__6482_1244406482"/></text:h>
      <text:p text:style-name="Text_20_body">Run the following commands as root: <text:bookmark text:name="line-177"/><text:bookmark text:name="line-176"/><text:bookmark text:name="line-175"/><text:bookmark text:name="line-174"/></text:p>
      <text:p text:style-name="Code">samba-tool domain provision --realm=example.com \</text:p>
      <text:p text:style-name="Code"><text:s text:c="10"/>--domain=OPENCHANGE \</text:p>
      <text:p text:style-name="Code"><text:s text:c="10"/>--adminpass='%1OpenChange' \</text:p>
      <text:p text:style-name="Code"><text:s text:c="10"/>--server-role='domain controller'</text:p>
      <text:p text:style-name="Code"/>
      <text:p text:style-name="Code">samba-tool user setexpiry administrator --noexpiry</text:p>
      <text:p text:style-name="Code"/>
      <text:p text:style-name="Text_20_body">You might consider changing the realm and domain used, to suit your enviroment.</text:p>
      <text:p text:style-name="P16">You might also have to remove <text:span text:style-name="Code_20__28_inline_29_">/etc/samba4/smb.conf </text:span>(or <text:span text:style-name="Code_20__28_inline_29_">/etc/samba/smb.conf</text:span> on Debian-based distributions) prior running this command.</text:p>
      <text:p text:style-name="Code"><text:bookmark text:name="line-188"/><text:bookmark text:name="line-187"/></text:p>
      <text:p text:style-name="Text_20_body"><text:bookmark text:name="line-307"/><text:bookmark text:name="line-306"/>Add the following parameters to the <text:span text:style-name="Code_20__28_inline_29_">[global]</text:span> section of the <text:span text:style-name="Code_20__28_inline_29_">/etc/samba4/smb.conf </text:span><text:span text:style-name="T13">(</text:span><text:span text:style-name="Code_20__28_inline_29_">/etc/samba/smb.conf </text:span><text:span text:style-name="T13">if you use a Debian-based distribution) configuration file:</text:span></text:p>
      <text:p text:style-name="Code"><text:bookmark text:name="line-1-19"/>### Configuration required by OpenChange server ###</text:p>
      <text:p text:style-name="Code"><text:bookmark text:name="line-2-19"/>dcerpc endpoint servers = +epmapper, +mapiproxy</text:p>
      <text:p text:style-name="Code"><text:bookmark text:name="line-3-17"/>dcerpc_mapiproxy:server = true</text:p>
      <text:p text:style-name="Code"><text:bookmark text:name="line-4-12"/>dcerpc_mapiproxy:interfaces = exchange_emsmdb, exchange_nsp, exchange_ds_rfr</text:p>
      <text:p text:style-name="Code"><text:bookmark text:name="line-5-9"/>### Configuration required by OpenChange server ###</text:p>
      <text:p text:style-name="P16"/>
      <text:p text:style-name="P18">Your Samba 4 configuration file should look like this:</text:p>
      <text:p text:style-name="P16"/>
      <text:p text:style-name="Code"># Global parameters</text:p>
      <text:p text:style-name="Code">[global]</text:p>
      <text:p text:style-name="Code"><text:s text:c="2"/>server role = active directory domain controller</text:p>
      <text:p text:style-name="Code"><text:s text:c="2"/>workgroup = EXAMPLE</text:p>
      <text:p text:style-name="Code"><text:s text:c="2"/>realm = example.com</text:p>
      <text:p text:style-name="Code"><text:s text:c="2"/>netbios name = sogo</text:p>
      <text:p text:style-name="Code"><text:s text:c="2"/>passdb backend = samba4</text:p>
      <text:p text:style-name="Code"><text:s text:c="2"/>### Configuration required by OpenChange server ###</text:p>
      <text:p text:style-name="Code"><text:s text:c="2"/>dcerpc endpoint servers = +epmapper, +mapiproxy</text:p>
      <text:p text:style-name="Code"><text:s text:c="2"/>dcerpc_mapiproxy:server = true</text:p>
      <text:p text:style-name="Code"><text:s text:c="2"/>dcerpc_mapiproxy:interfaces = exchange_emsmdb, exchange_nsp, exchange_ds_rfr</text:p>
      <text:p text:style-name="Code"><text:s text:c="2"/>### Configuration required by OpenChange server ###</text:p>
      <text:p text:style-name="Code"/>
      <text:p text:style-name="Code">[netlogon]</text:p>
      <text:p text:style-name="Code"><text:s text:c="2"/>path = /var/lib/samba/sysvol/example.com/scripts</text:p>
      <text:p text:style-name="Code"><text:s text:c="2"/>read only = No</text:p>
      <text:p text:style-name="Code"/>
      <text:p text:style-name="Code">[sysvol]</text:p>
      <text:p text:style-name="Code"><text:s text:c="2"/>path = /var/lib/samba/sysvol</text:p>
      <text:p text:style-name="Code"><text:s text:c="2"/>read only = No</text:p>
      <text:p text:style-name="Code"/>
      <text:h text:style-name="Heading_20_2" text:outline-level="2"><text:bookmark-start text:name="__RefHeading__6484_1244406482"/>OpenChange Configuration<text:bookmark-end text:name="__RefHeading__6484_1244406482"/></text:h>
      <text:p text:style-name="Standard">The Samba AD schema needs to be filled with additional object definitions by running the following commands: <text:bookmark text:name="line-207"/><text:bookmark text:name="line-206"/><text:bookmark text:name="line-205"/><text:bookmark text:name="line-204"/><text:bookmark text:name="line-203"/><text:bookmark text:name="line-202"/><text:bookmark text:name="line-201"/><text:bookmark text:name="line-200"/><text:bookmark text:name="line-199"/><text:bookmark text:name="line-198"/><text:bookmark text:name="line-197"/><text:bookmark text:name="line-196"/><text:bookmark text:name="line-195"/><text:bookmark text:name="line-194"/><text:bookmark text:name="line-193"/><text:bookmark text:name="line-192"/><text:bookmark text:name="line-191"/><text:bookmark text:name="line-190"/><text:bookmark text:name="line-189"/></text:p>
      <text:p text:style-name="Code">openchange_provision</text:p>
      <text:p text:style-name="Code"><text:bookmark text:name="line-3-11"/></text:p>
      <text:p text:style-name="Code"><text:bookmark text:name="line-4-7"/>NOTE: This operation can take several minutes</text:p>
      <text:p text:style-name="Code"><text:bookmark text:name="line-5-5"/>[+] Step 1: Register Exchange OIDs</text:p>
      <text:p text:style-name="Code"><text:bookmark text:name="line-6-5"/>[+] Step 2: Add Exchange attributes to Samba schema</text:p>
      <text:p text:style-name="Code"><text:bookmark text:name="line-7-4"/>[+] Step 3: Add Exchange auxiliary classes to Samba schema</text:p>
      <text:p text:style-name="Code"><text:bookmark text:name="line-8-3"/>[+] Step 4: Add Exchange objectCategory to Samba schema</text:p>
      <text:p text:style-name="Code"><text:bookmark text:name="line-9-3"/>[+] Step 5: Add Exchange containers to Samba schema</text:p>
      <text:p text:style-name="Code"><text:bookmark text:name="line-10-3"/>[+] Step 6: Add Exchange *sub* containers to Samba schema</text:p>
      <text:p text:style-name="Code"><text:bookmark text:name="line-11-3"/>[+] Step 7: Add Exchange CfgProtocol subcontainers to Samba schema</text:p>
      <text:p text:style-name="Code"><text:bookmark text:name="line-12-2"/>[+] Step 8: Add Exchange mailGateway subcontainers to Samba schema</text:p>
      <text:p text:style-name="Code"><text:bookmark text:name="line-13-2"/>[+] Step 9: Add Exchange classes to Samba schema</text:p>
      <text:p text:style-name="Code"><text:bookmark text:name="line-14-2"/>[+] Step 10: Add possSuperior attributes to Exchange classes</text:p>
      <text:p text:style-name="Code"><text:bookmark text:name="line-15-2"/>[+] Step 11: Extend existing Samba classes and attributes</text:p>
      <text:p text:style-name="Code"><text:bookmark text:name="line-16-2"/>[+] Step 12: Exchange Samba with Exchange configuration objects</text:p>
      <text:p text:style-name="Code"><text:bookmark text:name="line-17-2"/>[SUCCESS] Done!</text:p>
      <text:p text:style-name="Code"/>
      <text:p text:style-name="Standard"><text:bookmark text:name="line-209"/><text:bookmark text:name="line-208"/>You can safely ignore the “<text:span text:style-name="T8">ERROR: no subClassOf 'serviceAdministrationPoint' for 'rRASAdministrationConnectionPoint'</text:span>” message when running the <text:soft-page-break/><text:span text:style-name="T8">openchange_provision</text:span> command.</text:p>
      <text:p text:style-name="Standard">Provision the OpenChange database: <text:bookmark text:name="line-225"/><text:bookmark text:name="line-224"/><text:bookmark text:name="line-223"/><text:bookmark text:name="line-222"/><text:bookmark text:name="line-221"/><text:bookmark text:name="line-220"/><text:bookmark text:name="line-219"/><text:bookmark text:name="line-218"/><text:bookmark text:name="line-217"/><text:bookmark text:name="line-216"/><text:bookmark text:name="line-215"/><text:bookmark text:name="line-214"/><text:bookmark text:name="line-213"/><text:bookmark text:name="line-212"/><text:bookmark text:name="line-211"/><text:bookmark text:name="line-210"/></text:p>
      <text:p text:style-name="Code">openchange_provision --openchangedb</text:p>
      <text:p text:style-name="Code"><text:bookmark text:name="line-2-14"/></text:p>
      <text:p text:style-name="Code"><text:bookmark text:name="line-3-12"/>Setting up openchange db</text:p>
      <text:p text:style-name="Code"><text:bookmark text:name="line-4-8"/>[+] Public Folders</text:p>
      <text:p text:style-name="Code"><text:bookmark text:name="line-5-6"/>===================</text:p>
      <text:p text:style-name="Code"><text:bookmark text:name="line-6-6"/><text:s text:c="8"/>* Public Folder Root <text:s text:c="22"/>0x0100000000000001</text:p>
      <text:p text:style-name="Code"><text:bookmark text:name="line-7-5"/><text:s text:c="8"/>* IPM_SUBTREE <text:s text:c="29"/>0x0200000000000001</text:p>
      <text:p text:style-name="Code"><text:bookmark text:name="line-8-4"/><text:s text:c="8"/>* NON_IPM_SUBTREE <text:s text:c="25"/>0x0300000000000001</text:p>
      <text:p text:style-name="Code"><text:bookmark text:name="line-9-4"/><text:s text:c="8"/>* EFORMS REGISTRY <text:s text:c="25"/>0x0400000000000001</text:p>
      <text:p text:style-name="Code"><text:bookmark text:name="line-10-4"/><text:s text:c="8"/>* OFFLINE ADDRESS BOOK <text:s text:c="20"/>0x0500000000000001</text:p>
      <text:p text:style-name="Code"><text:bookmark text:name="line-11-4"/><text:s text:c="8"/>* /o=First Organization/cn=addrlists/cn=oabs/cn=Default Offline Address Book 0x0600000000000001</text:p>
      <text:p text:style-name="Code"><text:bookmark text:name="line-12-3"/><text:s text:c="8"/>* SCHEDULE+ FREE BUSY <text:s text:c="21"/>0x0700000000000001</text:p>
      <text:p text:style-name="Code"><text:bookmark text:name="line-13-3"/><text:s text:c="8"/>* EX:/o=First Organization/ou=Exchange Administrative Group (UBUNTU-OC) 0x0800000000000001</text:p>
      <text:p text:style-name="P15"><text:bookmark text:name="line-14-3"/><text:s text:c="8"/>* Events Root <text:s text:c="29"/>0x0900000000000001</text:p>
      <text:p text:style-name="P15"/>
      <text:p text:style-name="P15"/>
      <text:p text:style-name="Standard">On RHEL, make sure SELinux is disabled:</text:p>
      <text:p text:style-name="Code">setenforce 0</text:p>
      <text:p text:style-name="Code"/>
      <text:p text:style-name="Standard">Next, you can start Samba using the usual command :</text:p>
      <text:p text:style-name="Code">/etc/init.d/samba4 start</text:p>
      <text:p text:style-name="Standard"/>
      <text:p text:style-name="Standard">You can also launch the OpenC<text:span text:style-name="T19">hange web services:</text:span></text:p>
      <text:p text:style-name="Code"><text:span text:style-name="Code_20__28_inline_29_">/etc/init.d/openchange-ocsmanager start</text:span></text:p>
      <text:h text:style-name="Heading_20_2" text:outline-level="2"><text:bookmark-start text:name="__RefHeading__6486_1244406482"/>Apache Configuration for Web Services<text:bookmark-end text:name="__RefHeading__6486_1244406482"/></text:h>
      <text:p text:style-name="P7">The OpenChange web services consist of two components:</text:p>
      <text:list xml:id="list5366518558329348868" text:style-name="L1">
        <text:list-item>
          <text:p text:style-name="P29"><text:span text:style-name="T2">OCS Manager</text:span> which is used for autodiscovery and freebusy lookups on Outlook 2007 and 2010. <text:s/>This service runs in its own application server which listens on 127.0.0.1:5000 by default. <text:s/>Apache needs to be configured to forward certain requests to it to make it accessible from the outside.<text:line-break/>Note that this service <text:span text:style-name="T2">MUST</text:span> be accessible over <text:span text:style-name="T2">HTTPS</text:span>, otherwise Outlook won't use it.</text:p>
        </text:list-item>
        <text:list-item>
          <text:p text:style-name="P29"><text:span text:style-name="T2">RPC Proxy</text:span> which is used for RPC over HTTP (“Outlook Anywhere”)<text:line-break/>This service runs as a WSGI application under apache (mod_wsgi).<text:line-break/>While HTTPS is not required to access this service, it is strongly recommended.</text:p>
        </text:list-item>
      </text:list>
      <text:p text:style-name="Standard">On RHEL-based distributions, the apache configuration required by these services can be found <text:soft-page-break/>in <text:span text:style-name="Code_20__28_inline_29_">/etc/httpd/conf.d/ocsmanager.conf</text:span> and <text:span text:style-name="Code_20__28_inline_29_">/etc/httpd/conf.d/rpcproxy.conf</text:span><text:span text:style-name="T8">.</text:span></text:p>
      <text:p text:style-name="Standard">For Debian-based distributions, these files can be found in <text:span text:style-name="Code_20__28_inline_29_">/etc/apache2/conf.d/</text:span>.</text:p>
      <text:p text:style-name="P7">The configuration requires three Apache modules: <text:s/><text:span text:style-name="T3">mod_proxy</text:span>, <text:span text:style-name="T3">mod_proxy_http</text:span> and <text:span text:style-name="T3">mod_wsgi</text:span>. These are usually already installed but might need to be activated on Debian-based installations:</text:p>
      <text:p text:style-name="Code">a2enmod proxy proxy_http wsgi</text:p>
      <text:p text:style-name="Code"/>
      <text:p text:style-name="Standard">On RHEL-based distributions, make sure the <text:span text:style-name="Code_20__28_inline_29_">LoadModule</text:span> directive is uncommented in <text:span text:style-name="Code_20__28_inline_29_">/etc/httpd/conf.d/wsgi.conf</text:span><text:span text:style-name="Code_20__28_inline_29_"><text:span text:style-name="T16"> (or </text:span></text:span><text:span text:style-name="Code_20__28_inline_29_">python26-mod_wsgi.conf</text:span><text:span text:style-name="Code_20__28_inline_29_"><text:span text:style-name="T16"> on RHELv5).</text:span></text:span></text:p>
      <text:p text:style-name="Standard">The <text:span text:style-name="T3">reqtimeout</text:span><text:span text:style-name="T5"> apache module is known to cause problems when using the default configuration shipped with Debian-based systems. <text:s/>On such distributions, apache will close (HTTP/1.1 500) any HTTP request for which the HTTP body hasn't arrived in 10 seconds.<text:line-break/>While this is arguably good practice with regular HTTP, it will disrupt the RPC over HTTP protocol implemented by RPC Proxy: Outlook will continuously disconnect and reconnect leading to suboptimal performance.<text:line-break/>To avoid this problem, use a much higher timeout or disable the module:</text:span></text:p>
      <text:p text:style-name="Standard"><text:span text:style-name="T9">a2dismod reqtimeout</text:span><text:span text:style-name="T5"> <text:s text:c="2"/></text:span></text:p>
      <text:p text:style-name="Standard">You should now restart the Apache service and make sure it will start on boot. On RHEL-based distributions, do:</text:p>
      <text:p text:style-name="Code">chkconfig httpd on &amp;&amp; /etc/init.d/httpd restart</text:p>
      <text:p text:style-name="Code"/>
      <text:p text:style-name="Standard">On Debian-based distributions, do:</text:p>
      <text:p text:style-name="Code">update-rc.d apache2 defaults &amp;&amp; /etc/init.d/apache2 restart<text:line-break/></text:p>
      <text:h text:style-name="Heading_20_2" text:outline-level="2"><text:bookmark-start text:name="__RefHeading__6488_1244406482"/>Name Service Configuration for Web Services<text:bookmark-end text:name="__RefHeading__6488_1244406482"/></text:h>
      <text:p text:style-name="Standard">The autodiscovery service must be made accessible in order to advertise the web services provided by OpenChange. This can be done in two ways.</text:p>
      <text:list xml:id="list6254638153786096551" text:style-name="L2">
        <text:list-item>
          <text:p text:style-name="P30">The first is to associate the FQDN <text:span text:style-name="Code_20__28_inline_29_">autodiscover.example.com</text:span> with the machine that hosts Samba 4 / OpenChange, by adding a <text:span text:style-name="Code_20__28_inline_29_">CNAME</text:span> entry in your DNS configuration. Note that, instead or changing your DNS server configuration, you can simply add a similar entry to the “hosts” file of the Windows machine from where you'll run Outlook, which is handy for testing purposes.</text:p>
        </text:list-item>
        <text:list-item>
          <text:p text:style-name="P30">The second option is to add a <text:span text:style-name="Code_20__28_inline_29_">SRV</text:span> entry to your DNS configuration where the “_service” value would be “Autodiscover” and the “_protocol” would be “_tcp”.<text:line-break/>For example:<text:line-break/><text:span text:style-name="T8">_autodiscover._tcp.example.com. IN <text:s/>SRV 0 0 443 sogo.example.com.</text:span></text:p>
        </text:list-item>
      </text:list>
      <text:p text:style-name="P6">Again, the autodiscovery service must be accessible over HTTPS.</text:p>
      <text:h text:style-name="P25" text:outline-level="1"><text:bookmark-start text:name="__RefHeading__6354_1244406482"/>Adding Users<text:bookmark-end text:name="__RefHeading__6354_1244406482"/></text:h>
      <text:p text:style-name="Text_20_body">Users that wish to connect natively to SOGo must be provisioned in Samba 4 and in OpenChange – even if they already exist in your current LDAP or Microsoft Active Directory server.</text:p>
      <text:p text:style-name="Text_20_body">To add a user, execute the following commands: <text:bookmark text:name="line-292"/><text:bookmark text:name="line-291"/><text:bookmark text:name="line-290"/><text:bookmark text:name="line-289"/><text:bookmark text:name="line-288"/><text:bookmark text:name="line-287"/><text:bookmark text:name="line-286"/><text:bookmark text:name="line-285"/><text:bookmark text:name="line-284"/><text:bookmark text:name="line-283"/><text:bookmark text:name="line-282"/><text:bookmark text:name="line-281"/><text:bookmark text:name="line-280"/></text:p>
      <text:p text:style-name="Code"><text:bookmark text:name="line-1-17"/># add user to samba</text:p>
      <text:p text:style-name="Code">samba-tool domain passwordsettings set --complexity=off</text:p>
      <text:p text:style-name="Code">samba-tool domain passwordsettings set --min-pwd-length=1</text:p>
      <text:p text:style-name="Code">samba-tool user add &lt;username&gt;</text:p>
      <text:p text:style-name="Code">samba-tool user setexpiry &lt;username&gt; --noexpiry </text:p>
      <text:p text:style-name="Code"><text:bookmark text:name="line-4-10"/></text:p>
      <text:p text:style-name="Code"><text:bookmark text:name="line-5-8"/># create user in openchange</text:p>
      <text:p text:style-name="Code">openchange_newuser --create &lt;username&gt;</text:p>
      <text:p text:style-name="Code"/>
      <text:p text:style-name="P7"><text:span text:style-name="T11">If you don't have a trust between your IMAP server and SOGo, you must at this point set the cleartext password of the newly created user in </text:span><text:span text:style-name="Code_20__28_inline_29_"><text:span text:style-name="T11">/var/lib/samba4/private/mapistore/&lt;username/password</text:span></text:span><text:span text:style-name="T11"> (or </text:span><text:span text:style-name="Code_20__28_inline_29_"><text:span text:style-name="T11">/var/lib/samba/private/mapistore/&lt;username/password</text:span></text:span><text:span text:style-name="T14"> on Debian-based distributions).</text:span></text:p>
      <text:p text:style-name="Standard"><text:span text:style-name="T15">This per-us</text:span><text:span text:style-name="T12">er file contains the cleartext password of the user as a UTF-8 string, on a single line. This password will be used to authenticate SOGo/OpenChange storage provider to your IMAP server.</text:span></text:p>
      <text:h text:style-name="P25" text:outline-level="1"><text:bookmark-start text:name="__RefHeading__6356_1244406482"/>Microsoft Outlook Configuration<text:bookmark-end text:name="__RefHeading__6356_1244406482"/></text:h>
      <text:p text:style-name="Standard">To connect Microsoft Outlook, you can either use the IP address of the server or its DNS name. If you prefer using the DNS name, add an entry like the following to the <text:span text:style-name="Code_20__28_inline_29_">c:\windows\system32\drivers\etc\hosts</text:span> <text:bookmark text:name="line-337"/><text:bookmark text:name="line-336"/><text:bookmark text:name="line-335"/>file in order to associate the IP address with the right DNS names:</text:p>
      <text:p text:style-name="Code">192.168.1.1<text:tab/><text:tab/>sogo.example.com <text:s/><text:span text:style-name="T18">autodiscover.example.com</text:span></text:p>
      <text:p text:style-name="Code"/>
      <text:p text:style-name="P14">Next, you must configure Microsoft Outlook.</text:p>
      <text:p text:style-name="P10">❏<text:tab/>Open the Control Panel =&gt; Mail =&gt; Email Accounts.</text:p>
      <text:p text:style-name="List">❏<text:tab/>Select <text:span text:style-name="Emphasis">Add a new e-mail account</text:span></text:p>
      <text:p text:style-name="List"><text:span text:style-name="T3">❏<text:tab/></text:span><text:span text:style-name="T5">Choose </text:span><text:span text:style-name="Emphasis">Microsoft Exchange Server</text:span></text:p>
      <text:p text:style-name="List">❏<text:tab/>Fill the required information. Enter the DNS name or the IP address of your SOGo server in the <text:span text:style-name="Emphasis">Microsoft Exchange Server</text:span> field</text:p>
      <text:p text:style-name="List"><text:span text:style-name="T3">❏<text:tab/></text:span><text:span text:style-name="T5">Leave the </text:span><text:span text:style-name="Emphasis">Use Cached Exchange Mode</text:span><text:span text:style-name="T5"> checkbox enabled</text:span></text:p>
      <text:p text:style-name="List"><text:span text:style-name="T3">❏<text:tab/></text:span><text:span text:style-name="T5">Enter your username in the </text:span><text:span text:style-name="Emphasis">User Name</text:span><text:span text:style-name="T5"> field</text:span></text:p>
      <text:p text:style-name="List"><text:span text:style-name="T3">❏<text:tab/></text:span><text:span text:style-name="T5">Click on </text:span><text:span text:style-name="Emphasis">More Settings</text:span><text:span text:style-name="T7"> and ignore the warning, if any, about Exchange being offline by clicking on </text:span><text:span text:style-name="Emphasis"><text:span text:style-name="T11">Cancel</text:span></text:span></text:p>
      <text:p text:style-name="List"><text:span text:style-name="T3">❏<text:tab/></text:span><text:span text:style-name="T7">From the </text:span><text:span text:style-name="Emphasis"><text:span text:style-name="T11">Security</text:span></text:span><text:span text:style-name="T7"> tab, enable </text:span><text:span text:style-name="Emphasis"><text:span text:style-name="T11">Always prompt for user name and password</text:span></text:span></text:p>
      <text:p text:style-name="List"><text:span text:style-name="Emphasis"><text:span text:style-name="T4">❏<text:tab/></text:span></text:span><text:span text:style-name="Emphasis"><text:span text:style-name="T7">From the </text:span></text:span><text:span text:style-name="Emphasis"><text:span text:style-name="T4">Connection</text:span></text:span><text:span text:style-name="Emphasis"><text:span text:style-name="T7"> tab, enable “</text:span></text:span><text:span text:style-name="Emphasis"><text:span text:style-name="T4">Outlook Anywhere</text:span></text:span><text:span text:style-name="Emphasis"><text:span text:style-name="T7">” if you plan to use Outlook outside of your LAN. Moreover, click on the </text:span></text:span><text:span text:style-name="Emphasis"><text:span text:style-name="T4">Exchange Proxy Settings...</text:span></text:span><text:span text:style-name="Emphasis"><text:span text:style-name="T7"> button to enable it for slow and fast networks. Specify also the host, which should be the same value you specified in the </text:span></text:span><text:span text:style-name="Emphasis"><text:span text:style-name="T11">Microsoft Exchange Server</text:span></text:span><text:span text:style-name="Emphasis"><text:span text:style-name="T7"> field</text:span></text:span></text:p>
      <text:p text:style-name="List"><text:span text:style-name="T4">❏<text:tab/></text:span><text:span text:style-name="T7">Finally, click on </text:span><text:span text:style-name="Emphasis"><text:span text:style-name="T11">Check Name</text:span></text:span><text:span text:style-name="T7"> and confirm your username and </text:span>password</text:p>
      <text:p text:style-name="Standard"/>
      <text:p text:style-name="Standard">Start Microsoft Outlook and enter your username and password. It should will start to synchronize your mailbox. This could take a long time if you have many emails, events, tasks and contacts. Once this step is completed, check the autodiscovery service with Outlook 2007 or 2010 by simultaneously holding the CTRL key on your keyboard and right-clicking on the Outlook icon in the notification toolbar. A special entry named “Test E-mail AutoConfiguration...” will appear and will enable you to check the service.</text:p>
      <text:h text:style-name="P31" text:outline-level="1"/>
      <text:h text:style-name="P25" text:outline-level="1"><text:bookmark-start text:name="__RefHeading__6358_1244406482"/>Known Issues or Limitations<text:bookmark-end text:name="__RefHeading__6358_1244406482"/></text:h>
      <text:p text:style-name="List">❏<text:tab/>Make sure you periodically backup all your data regarding SOGo.</text:p>
      <text:p text:style-name="List"><text:span text:style-name="T5">❏<text:tab/></text:span>Make sure you have no firewalls activated between your Microsoft Outlook clients and the SOGo server with Native Outlook Compatibility mo<text:span text:style-name="T19">dule.<text:line-break/>If you do, use “Outlook Anywhere” to connect Outlook to SOGo/OpenChange.</text:span></text:p>
      <text:p text:style-name="P12"/>
      <text:h text:style-name="Heading_20_2" text:outline-level="2"><text:bookmark-start text:name="__RefHeading__6490_1244406482"/>Current Limitations<text:bookmark-end text:name="__RefHeading__6490_1244406482"/></text:h>
      <text:p text:style-name="Standard">The current version of the Native Microsoft Outlook compatibility layer has some limitations.</text:p>
      <text:p text:style-name="Standard">Those limitations will be overcome in the upcoming releases. If you are interested in having those limitations fixed more rapidly, please contact Inverse by sending an email to <text:a xlink:type="simple" xlink:href="mailto:support@inverse.ca">support@inverse.ca</text:a>.</text:p>
      <text:h text:style-name="Heading_20_3" text:outline-level="3">General</text:h>
      <text:p text:style-name="List"><text:span text:style-name="T5">❏<text:tab/></text:span>If you can't see any email's content with Microsoft Outlook 2007, install the latest Service Pack available from Microsoft's website for this specific version. Microsoft Outlook 2007 (12.0.6423.100) SP2 MSO (12.0.6425.1000) is known to work.</text:p>
      <text:p text:style-name="List"><text:span text:style-name="T5">❏<text:tab/></text:span>When you create a new Microsoft Outlook profile, not all folders might be synchronized during the first start. Simply select the appropriate folder and click “Send and Receive”. Synchronizing a folder may take some time. For example, a folder with 1000 email messages might take around 5 minutes based on the underlying hardware.</text:p>
      <text:p text:style-name="List">❏<text:tab/>Errors when synchronizing the “Offline Address Book” are normal and can be ignored for now. This feature is currently not supported.</text:p>
      <text:p text:style-name="P12"><text:span text:style-name="T5">❏<text:tab/>If you face strange issues from Microsoft Outlook, you might want to remove any data associated with the user from the SOGo server and recreate a Microsoft Outlook profile.<text:line-break/>To remove any data associated to a user, use the </text:span><text:span text:style-name="T10">openchange_user_cleanup</text:span><text:span text:style-name="T5"> script distributed with </text:span><text:span text:style-name="T6">SOGo</text:span><text:span text:style-name="T5">. <text:s/>The script can be found <text:s/>in </text:span><text:span text:style-name="T9">/usr/share/doc/sogo/</text:span><text:span text:style-name="T5"> (</text:span><text:span text:style-name="T9">/usr/share/sogo-VERSION/</text:span><text:span text:style-name="T5"> on RHEL).<text:line-break/>To reset a user, run the script as root: </text:span><text:span text:style-name="T9">python openchange_</text:span><text:span text:style-name="T10">user_cleanup</text:span><text:span text:style-name="T9"> username<text:line-break/></text:span><text:span text:style-name="T17">See the usage output for additional options.</text:span></text:p>
      <text:p text:style-name="P11">❏<text:tab/>The “Out of Office Assistant” will not currently work. This feature has not been implemented.</text:p>
      <text:p text:style-name="P11">❏<text:tab/>Creating folders below INBOX (when not normally permitted by the IMAP server), below the <text:soft-page-break/>Personal Calendar or Personal Address Book will work in Outlook cached mode but the server-side operation will fail and these folders will never be created. Potentially data loss can occur if the Outlook profile is destroyed. If you wan to create additional top-level mail folders, calendars or address books, open Outlook's folder list, select the top level node (usually, “<text:a xlink:type="simple" xlink:href="mailto:email@example.com">email@example.com</text:a>”) and choose “New Folder...” from the contextual menu. Choose the relevant item types.</text:p>
      <text:p text:style-name="P11"/>
      <text:h text:style-name="Heading_20_3" text:outline-level="3">Mail</text:h>
      <text:p text:style-name="List">❏<text:tab/>Sharing mail folders is not supported.</text:p>
      <text:p text:style-name="List"><text:span text:style-name="T5">❏<text:tab/>To avoid possibly lossy conversion from RTF to HTML, Outlook should be configured to send all mails as HTML (or plaintext) instead of </text:span><text:span text:style-name="T3">Outlook Rich Text Format</text:span><text:span text:style-name="T5">.</text:span></text:p>
      <text:h text:style-name="Heading_20_3" text:outline-level="3">Calendar</text:h>
      <text:p text:style-name="List">❏<text:tab/>Labels will not work.</text:p>
      <text:p text:style-name="List">❏<text:tab/>It might be impossible to view event details from a shared calendar. This issue is being worked on.</text:p>
      <text:p text:style-name="P20"/>
      <text:h text:style-name="Heading_20_3" text:outline-level="3">Tasks</text:h>
      <text:p text:style-name="List">❏<text:tab/>Tasks with start/due dates created from Outlook might not appear correctly in SOGo due to a timezone issue.</text:p>
      <text:p text:style-name="List">❏<text:tab/>Reminders are not yet supported.</text:p>
      <text:p text:style-name="List">❏<text:tab/>Assigning tasks will not work.</text:p>
      <text:h text:style-name="Heading_20_3" text:outline-level="3">Contacts</text:h>
      <text:p text:style-name="List">❏<text:tab/>Categories will not work.</text:p>
      <text:p text:style-name="List">❏<text:tab/>Distribution lists will not work.</text:p>
      <text:p text:style-name="List">❏<text:tab/>Under Microsoft Outlook 2010, the special folder “Suggested Contacts” will not work.</text:p>
      <text:p text:style-name="List">❏<text:tab/>The “Offline Address Book” will not work. This feature is not yet supported.</text:p>
      <text:h text:style-name="Heading_20_3" text:outline-level="3">Notes</text:h>
      <text:p text:style-name="List">❏<text:tab/>Notes are not synchronized in any ways with SOGo. The current version of SOGo lacks support for notes.</text:p>
      <text:p text:style-name="Standard"/>
      <text:p text:style-name="Standard">If you notice anything else, please send contact Inverse by sending an email to <text:a xlink:type="simple" xlink:href="mailto:support@inverse.ca">support@inverse.ca</text:a>.</text:p>
      <text:h text:style-name="P25" text:outline-level="1"><text:bookmark-start text:name="__RefHeading__6360_1244406482"/>Additional Information<text:bookmark-end text:name="__RefHeading__6360_1244406482"/></text:h>
      <text:p text:style-name="Standard">For more information, please consult the online FAQs (Frequently Asked Questions):</text:p>
      <text:p text:style-name="Standard"><text:a xlink:type="simple" xlink:href="http://www.sogo.nu/english/support/faq.html">http://www.sogo.nu/english/support/faq.html</text:a></text:p>
      <text:p text:style-name="Standard">You can also read the mailing archives or post your questions to it. For details, see:</text:p>
      <text:p text:style-name="Standard"><text:a xlink:type="simple" xlink:href="https://inverse.ca/sogo/lists">https://inverse.ca/sogo/lists</text:a></text:p>
      <text:h text:style-name="Heading_20_1" text:outline-level="1"><text:bookmark-start text:name="__RefHeading__6362_1244406482"/>Commercial Support and Contact Information<text:bookmark-end text:name="__RefHeading__6362_1244406482"/></text:h>
      <text:p text:style-name="Standard">For any questions or comments, do not hesitate to contact us by writing an email to:</text:p>
      <text:p text:style-name="Standard"><text:a xlink:type="simple" xlink:href="mailto:support@inverse.ca">support@inverse.ca</text:a></text:p>
      <text:p text:style-name="Standard">Inverse (<text:a xlink:type="simple" xlink:href="http://inverse.ca/">http://inverse.ca</text:a>) offers professional services around SOGo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style:contextual-spacing="false" fo:text-indent="0cm" style:auto-text-indent="false" style:page-number="auto" fo:background-color="transparent">
        <style:background-image/>
      </style:paragraph-properties>
      <style:text-properties style:font-name="Optima" fo:font-family="Optima" style:font-style-name="Regular"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left="3cm" fo:margin-right="0.101cm" fo:margin-top="0cm" fo:margin-bottom="0.21cm" style:contextual-spacing="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4" style:font-family-complex="Tahoma"/>
    </style:style>
    <style:style style:name="Table_20_Contents" style:display-name="Table Contents" style:family="paragraph" style:parent-style-name="Standard" style:class="extra">
      <style:paragraph-properties fo:margin-left="0cm" fo:margin-right="0cm" fo:margin-top="0cm" fo:margin-bottom="0cm" style:contextual-spacing="false" fo:text-indent="0cm" style:auto-text-indent="false" fo:background-color="transparent" style:shadow="none" text:number-lines="false" text:line-number="0">
        <style:background-image/>
      </style:paragraph-properties>
      <style:text-properties style:font-name="Optima" fo:font-family="Optima" style:font-style-name="Regular" style:font-pitch="variable"/>
    </style:style>
    <style:style style:name="Title" style:family="paragraph" style:parent-style-name="Heading" style:next-style-name="Subtitle" style:class="chapter">
      <style:paragraph-properties fo:text-align="end" style:justify-single-word="false"/>
      <style:text-properties style:font-name="Tahoma" fo:font-family="Tahoma"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family="Palatino" style:font-style-name="Regular" style:font-family-generic="roman" style:font-pitch="variable"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family="Palatino" style:font-style-name="Regular" style:font-family-generic="roman" style:font-pitch="variable"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style:contextual-spacing="false" fo:text-indent="0cm" style:auto-text-indent="false" fo:background-color="transparent">
        <style:tab-stops>
          <style:tab-stop style:position="7.001cm"/>
        </style:tab-stops>
        <style:background-image/>
      </style:paragraph-properties>
      <style:text-properties style:font-name="Palatino1" fo:font-family="Palatino" style:font-style-name="Bold" style:font-family-generic="roman" style:font-pitch="variable" fo:font-size="11pt" fo:font-weight="bold"/>
    </style:style>
    <style:style style:name="Contents_20_2" style:display-name="Contents 2" style:family="paragraph" style:parent-style-name="Index" style:class="index">
      <style:paragraph-properties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family="Optima" style:font-style-name="Regular" style:font-pitch="variable"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margin-top="0cm" fo:margin-bottom="0cm" style:contextual-spacing="false" fo:text-indent="0cm" style:auto-text-indent="false" style:shadow="none"/>
      <style:text-properties style:font-name="Monaco" fo:font-family="Monaco" style:font-style-name="Regular" style:font-family-generic="modern" style:font-pitch="fixed"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_20_2" style:next-style-name="Text_20_body" style:default-outline-level="3" style:list-style-name="" style:class="text" style:master-page-name="">
      <style:paragraph-properties fo:margin-top="0.42cm" fo:margin-bottom="0.409cm" style:contextual-spacing="false" style:page-number="auto" fo:padding="0cm" fo:border="none" style:shadow="none"/>
      <style:text-properties style:font-name="Palatino1" fo:font-family="Palatino" style:font-style-name="Bold" style:font-family-generic="roman" style:font-pitch="variable" fo:font-size="12pt" fo:font-weight="bold" style:font-name-asian="Arial Unicode MS" style:font-family-asian="'Arial Unicode MS'" style:font-family-generic-asian="system" style:font-pitch-asian="variable" style:font-size-asian="14pt" style:font-weight-asian="bold" style:font-name-complex="Tahoma3" style:font-family-complex="Tahoma"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Monaco" style:family="paragraph" style:parent-style-name="Text_20_body" style:default-outline-level="1" style:list-style-name="">
      <style:paragraph-properties fo:line-height="100%">
        <style:tab-stops/>
      </style:paragraph-properties>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family="Tahoma" style:font-style-name="Regular" style:font-family-generic="swiss" style:font-pitch="variable" fo:font-size="11pt"/>
    </style:style>
    <style:style style:name="Numbering_20_Symbols" style:display-name="Numbering Symbols" style:family="text"/>
    <style:style style:name="Code_20__28_inline_29_" style:display-name="Code (inline)" style:family="text">
      <style:text-properties style:font-name="Monaco" fo:font-family="Monaco" style:font-style-name="Regular" style:font-family-generic="modern" style:font-pitch="fixed" fo:font-size="9pt" style:font-size-asian="9pt" style:font-size-complex="9pt"/>
    </style:style>
    <style:style style:name="Chapter" style:family="text">
      <style:text-properties fo:color="#ffffff" style:font-name="Palatino" fo:font-family="Palatino" style:font-style-name="Regular" style:font-family-generic="roman" style:font-pitch="variable" fo:font-size="160%" fo:font-weight="normal" style:font-name-asian="Arial Unicode MS" style:font-family-asian="'Arial Unicode MS'" style:font-family-generic-asian="system" style:font-pitch-asian="variable" style:font-size-asian="115%" style:font-weight-asian="bold" style:font-name-complex="Tahoma3" style:font-family-complex="Tahoma" style:font-family-generic-complex="system" style:font-pitch-complex="variable" style:font-size-complex="115%" style:font-weight-complex="bold"/>
    </style:style>
    <style:style style:name="Keyword" style:family="text">
      <style:text-properties style:font-name="Optima" fo:font-family="Optima" style:font-style-name="Regular" style:font-pitch="variable" fo:font-size="10pt" fo:font-style="italic" style:font-style-asian="italic" style:font-style-complex="italic"/>
    </style:style>
    <style:style style:name="Caption_20_characters" style:display-name="Caption characters" style:family="text"/>
    <style:style style:name="Definition"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108">
      <number:year number:style="long"/>
    </number:date-style>
  </office:automatic-styles>
  <office:master-styles>
    <style:master-page style:name="Standard" style:page-layout-name="Mpm1">
      <style:header>
        <text:p text:style-name="MP1">Chapter <text:chapter text:display="number" text:outline-level="1">11</text:chapter></text:p>
      </style:header>
      <style:footer>
        <text:p text:style-name="MP2">© 2009-<text:date style:data-style-name="N108" text:date-value="2014-05-29T10:54:19.993638703" text:fixed="true">2014</text:date> Inverse inc.<text:tab/><text:chapter text:display="name" text:outline-level="1">Commercial Support and Contact Information</text:chapter><text:tab/><text:page-number text:select-page="current">1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MacOSX_x86 LibreOffice_project/1c1366bba2ba2b554cd2ca4d87c06da81c05d24</meta:generator>
    <meta:creation-date>2008-10-24T09:42:32</meta:creation-date>
    <meta:editing-cycles>582</meta:editing-cycles>
    <meta:editing-duration>P3DT21H51M7S</meta:editing-duration>
    <dc:date>2014-07-02T11:23:45.298015000</dc:date>
    <meta:document-statistic meta:table-count="0" meta:image-count="3" meta:object-count="0" meta:page-count="21" meta:paragraph-count="320" meta:word-count="3595" meta:character-count="24859" meta:non-whitespace-character-count="20951"/>
    <meta:user-defined meta:name="Info 1"/>
    <meta:user-defined meta:name="Info 2"/>
    <meta:user-defined meta:name="Info 3"/>
    <meta:user-defined meta:name="Info 4"/>
  </office:meta>
</office:document-meta>
</file>